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15000000158F127AC99DA177EA.png" manifest:media-type="image/png"/>
  <manifest:file-entry manifest:full-path="Pictures/10000B8700001B4000001A0322C59F6AABC2D75C.svg" manifest:media-type="image/svg+xml"/>
  <manifest:file-entry manifest:full-path="Pictures/100000010000014A0000013B811276B89E508399.png" manifest:media-type="image/png"/>
  <manifest:file-entry manifest:full-path="Pictures/10001A5600001D0B00001ED56D4C243362E18320.svg" manifest:media-type="image/svg+xml"/>
  <manifest:file-entry manifest:full-path="Pictures/100000010000015F00000175C9DC8E58B4DC506E.png" manifest:media-type="image/png"/>
  <manifest:file-entry manifest:full-path="Pictures/10000001000002F3000001EF36B943361DFC6CDF.png" manifest:media-type="image/png"/>
  <manifest:file-entry manifest:full-path="Pictures/1000336D00003E64000028E5F45FB9237AD2A088.svg" manifest:media-type="image/svg+xml"/>
  <manifest:file-entry manifest:full-path="Pictures/10000181000001C2000001C21866A451CA4866A7.svg" manifest:media-type="image/svg+xml"/>
  <manifest:file-entry manifest:full-path="Pictures/100000DE000001C2000001C2AE276B22ADD45365.svg" manifest:media-type="image/svg+xml"/>
  <manifest:file-entry manifest:full-path="Pictures/1000000100000015000000152E937DC2B9645F6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000000" draw:marker-start-width="0.31cm" draw:marker-end-width="0.31cm" draw:fill="solid" draw:fill-color="#ffffff" draw:textarea-horizontal-align="justify" draw:textarea-vertical-align="middle" draw:auto-grow-height="false" fo:min-height="5.883cm" fo:min-width="8.159cm" fo:padding-top="0.16cm" fo:padding-bottom="0.16cm" fo:padding-left="0.285cm" fo:padding-right="0.28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573cm" loext:decorative="false"/>
      <style:paragraph-properties style:writing-mode="lr-tb"/>
    </style:style>
    <style:style style:name="gr3" style:family="graphic" style:parent-style-name="standard">
      <style:graphic-properties svg:stroke-width="0.06cm" svg:stroke-color="#bf0041" draw:marker-start-width="0.29cm" draw:marker-end-width="0.29cm" draw:fill="solid" draw:fill-color="#ffffff" draw:textarea-horizontal-align="justify" draw:textarea-vertical-align="middle" draw:auto-grow-height="false" fo:min-height="0.522cm" fo:min-width="2.464cm" fo:padding-top="0.155cm" fo:padding-bottom="0.155cm" fo:padding-left="0.28cm" fo:padding-right="0.28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598cm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589cm" fo:min-width="0.339cm" fo:wrap-option="wrap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604cm" loext:decorative="false"/>
      <style:paragraph-properties style:writing-mode="lr-tb"/>
    </style:style>
    <style:style style:name="gr7" style:family="graphic" style:parent-style-name="objectwithoutfill">
      <style:graphic-properties svg:stroke-width="0.06cm" svg:stroke-color="#000000" draw:marker-start-width="0.29cm" draw:marker-end="Triangle" draw:marker-end-width="0.39cm" draw:fill="none" draw:textarea-vertical-align="middle" fo:padding-top="0.155cm" fo:padding-bottom="0.155cm" fo:padding-left="0.28cm" fo:padding-right="0.28cm" loext:decorative="false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withoutfill">
      <style:graphic-properties svg:stroke-width="0.06cm" svg:stroke-color="#000000" draw:marker-start="" draw:marker-start-width="0.29cm" draw:marker-end="Triangle" draw:marker-end-width="0.39cm" draw:fill="none" draw:textarea-vertical-align="middle" fo:padding-top="0.155cm" fo:padding-bottom="0.155cm" fo:padding-left="0.28cm" fo:padding-right="0.28cm" loext:decorative="false"/>
    </style:style>
    <style:style style:name="gr10" style:family="graphic" style:parent-style-name="objectwithoutfill">
      <style:graphic-properties svg:stroke-width="0.06cm" svg:stroke-color="#000000" draw:marker-start="" draw:marker-start-width="0.29cm" draw:marker-end="Triangle" draw:marker-end-width="0.29cm" draw:fill="none" draw:textarea-vertical-align="middle" fo:padding-top="0.155cm" fo:padding-bottom="0.155cm" fo:padding-left="0.28cm" fo:padding-right="0.28cm" loext:decorative="false"/>
    </style:style>
    <style:style style:name="gr11" style:family="graphic" style:parent-style-name="standard">
      <style:graphic-properties svg:stroke-width="0.06cm" svg:stroke-color="#bf0041" draw:marker-start-width="0.29cm" draw:marker-end-width="0.29cm" draw:fill="solid" draw:fill-color="#ffffff" draw:textarea-horizontal-align="justify" draw:textarea-vertical-align="middle" draw:auto-grow-height="false" fo:min-height="1.359cm" fo:min-width="3.032cm" fo:padding-top="0.155cm" fo:padding-bottom="0.155cm" fo:padding-left="0.28cm" fo:padding-right="0.28cm" loext:decorative="false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style:paragraph-properties fo:text-align="justify"/>
      <style:text-properties fo:font-size="14pt"/>
    </style:style>
    <style:style style:name="P5" style:family="paragraph">
      <loext:graphic-properties draw:fill="none" draw:fill-color="#ffffff"/>
      <style:paragraph-properties fo:text-align="justify"/>
      <style:text-properties fo:font-size="14pt"/>
    </style:style>
    <style:style style:name="P6" style:family="paragraph">
      <style:paragraph-properties fo:text-align="center"/>
      <style:text-properties fo:color="#ffffff" loext:opacity="100%" fo:font-size="20pt" fo:font-weight="bold"/>
    </style:style>
    <style:style style:name="P7" style:family="paragraph">
      <loext:graphic-properties draw:fill="solid" draw:fill-color="#000000"/>
      <style:paragraph-properties fo:text-align="center"/>
      <style:text-properties fo:color="#ffffff" loext:opacity="100%" fo:font-size="20pt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justify" fo:text-indent="0cm"/>
      <style:text-properties fo:font-size="14pt"/>
    </style:style>
    <style:style style:name="P11" style:family="paragraph">
      <style:text-properties fo:color="#bf0041" loext:opacity="100%" fo:font-size="14pt" fo:font-weight="bold"/>
    </style:style>
    <style:style style:name="P12" style:family="paragraph">
      <loext:graphic-properties draw:fill="none" draw:fill-color="#ffffff"/>
      <style:text-properties fo:color="#bf0041" loext:opacity="100%" fo:font-size="14pt" fo:font-weight="bold"/>
    </style:style>
    <style:style style:name="T1" style:family="text">
      <style:text-properties fo:font-size="14pt"/>
    </style:style>
    <style:style style:name="T2" style:family="text">
      <style:text-properties fo:font-size="14pt" fo:font-weight="bold"/>
    </style:style>
    <style:style style:name="T3" style:family="text">
      <style:text-properties fo:color="#ffffff" loext:opacity="100%" fo:font-size="20pt" fo:font-weight="bold"/>
    </style:style>
    <style:style style:name="T4" style:family="text">
      <style:text-properties style:text-position="0% 100%" fo:font-size="14pt" fo:font-weight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bf0041" loext:opacity="100%"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399cm" svg:height="6.873cm" svg:x="1cm" svg:y="1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536cm" svg:height="0.823cm" svg:x="0.994cm" svg:y="4.913cm">
          <draw:text-box>
            <text:p text:style-name="P2"><text:span text:style-name="T1">Benutzer</text:span></text:p>
          </draw:text-box>
        </draw:frame>
        <draw:custom-shape draw:style-name="gr3" draw:text-style-name="P1" draw:layer="layout" svg:width="2.964cm" svg:height="0.772cm" svg:x="3.915cm" svg:y="3.44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975cm" svg:height="0.848cm" svg:x="4.015cm" svg:y="3.418cm">
          <draw:text-box>
            <text:p text:style-name="P4"><text:span text:style-name="T1">(</text:span><text:span text:style-name="T2">/</text:span><text:span text:style-name="T1"> (</text:span><text:span text:style-name="T2">*</text:span><text:span text:style-name="T1"> a 2) 2)</text:span></text:p>
          </draw:text-box>
        </draw:frame>
        <draw:custom-shape draw:style-name="gr5" draw:text-style-name="P7" draw:layer="layout" svg:width="1.185cm" svg:height="1.185cm" svg:x="1.567cm" svg:y="1.581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975cm" svg:height="0.854cm" svg:x="7.494cm" svg:y="4.914cm">
          <draw:text-box>
            <text:p text:style-name="P2"><text:span text:style-name="T1">Applikation</text:span></text:p>
          </draw:text-box>
        </draw:frame>
        <draw:custom-shape draw:style-name="gr1" draw:text-style-name="P1" draw:layer="layout" svg:width="9.399cm" svg:height="6.873cm" svg:x="10.6cm" svg:y="1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185cm" svg:height="1.185cm" svg:x="11.167cm" svg:y="1.581cm">
          <text:p text:style-name="P6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3.54cm" svg:y1="4.299cm" svg:x2="7.456cm" svg:y2="4.299cm">
          <text:p/>
        </draw:line>
        <draw:frame draw:style-name="gr8" draw:text-style-name="P9" draw:layer="layout" svg:width="5.75cm" svg:height="5.488cm" svg:x="13.755cm" svg:y="1.775cm">
          <draw:image xlink:href="Pictures/10000B8700001B4000001A0322C59F6AABC2D75C.svg" xlink:type="simple" xlink:show="embed" xlink:actuate="onLoad" draw:mime-type="image/svg+xml">
            <text:p/>
          </draw:image>
          <draw:image xlink:href="Pictures/100000010000014A0000013B811276B89E508399.png" xlink:type="simple" xlink:show="embed" xlink:actuate="onLoad" draw:mime-type="image/png"/>
        </draw:frame>
        <draw:line draw:style-name="gr9" draw:text-style-name="P8" draw:layer="layout" svg:x1="10.125cm" svg:y1="4.299cm" svg:x2="14.041cm" svg:y2="4.299cm">
          <text:p/>
        </draw:line>
        <draw:custom-shape draw:style-name="gr1" draw:text-style-name="P1" draw:layer="layout" svg:width="9.399cm" svg:height="6.873cm" svg:x="10.599cm" svg:y="8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185cm" svg:height="1.185cm" svg:x="11.166cm" svg:y="8.683cm">
          <text:p text:style-name="P6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975cm" svg:height="0.854cm" svg:x="16.095cm" svg:y="6.814cm">
          <draw:text-box>
            <text:p text:style-name="P2"><text:span text:style-name="T1">AST</text:span></text:p>
          </draw:text-box>
        </draw:frame>
        <draw:frame draw:style-name="gr6" draw:text-style-name="P3" draw:layer="layout" svg:width="2.975cm" svg:height="0.854cm" svg:x="15.596cm" svg:y="14.014cm">
          <draw:text-box>
            <text:p text:style-name="P2"><text:span text:style-name="T1">E-Graph</text:span></text:p>
          </draw:text-box>
        </draw:frame>
        <draw:frame draw:style-name="gr8" draw:text-style-name="P9" draw:layer="layout" svg:width="8.283cm" svg:height="8.793cm" svg:x="12.414cm" svg:y="7.145cm">
          <draw:image xlink:href="Pictures/10001A5600001D0B00001ED56D4C243362E18320.svg" xlink:type="simple" xlink:show="embed" xlink:actuate="onLoad" draw:mime-type="image/svg+xml">
            <text:p/>
          </draw:image>
          <draw:image xlink:href="Pictures/100000010000015F00000175C9DC8E58B4DC506E.png" xlink:type="simple" xlink:show="embed" xlink:actuate="onLoad" draw:mime-type="image/png"/>
        </draw:frame>
        <draw:path draw:style-name="gr10" draw:text-style-name="P8" draw:layer="layout" svg:width="2.829cm" svg:height="1.124cm" draw:transform="skewX (0.496895238042786) rotate (-1.13027522359153) translate (14.0561787504605cm 6.85707010822124cm)" svg:viewBox="0 0 2830 1125" svg:d="M0 0c1446 2477 2830 92 2830 92">
          <text:p/>
        </draw:path>
        <draw:custom-shape draw:style-name="gr1" draw:text-style-name="P1" draw:layer="layout" svg:width="9.399cm" svg:height="6.873cm" svg:x="0.999cm" svg:y="15.2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185cm" svg:height="1.185cm" svg:x="1.566cm" svg:y="15.782cm">
          <text:p text:style-name="P6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399cm" svg:height="6.873cm" svg:x="10.598cm" svg:y="15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185cm" svg:height="1.185cm" svg:x="11.165cm" svg:y="15.783cm">
          <text:p text:style-name="P6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7.274cm" svg:height="4.974cm" svg:x="2.963cm" svg:y="16.314cm">
          <draw:image xlink:href="Pictures/1000336D00003E64000028E5F45FB9237AD2A088.svg" xlink:type="simple" xlink:show="embed" xlink:actuate="onLoad" draw:mime-type="image/svg+xml">
            <text:p/>
          </draw:image>
          <draw:image xlink:href="Pictures/10000001000002F3000001EF36B943361DFC6CDF.png" xlink:type="simple" xlink:show="embed" xlink:actuate="onLoad" draw:mime-type="image/png"/>
        </draw:frame>
        <draw:frame draw:style-name="gr6" draw:text-style-name="P3" draw:layer="layout" svg:width="4.254cm" svg:height="0.854cm" svg:x="14.146cm" svg:y="21.099cm">
          <draw:text-box>
            <text:p text:style-name="P4"><text:span text:style-name="T1">Bester Term: </text:span><text:span text:style-name="T4">a</text:span></text:p>
          </draw:text-box>
        </draw:frame>
        <draw:frame draw:style-name="gr8" draw:text-style-name="P9" draw:layer="layout" svg:width="7.274cm" svg:height="4.974cm" svg:x="12.463cm" svg:y="16.314cm">
          <draw:image xlink:href="Pictures/1000336D00003E64000028E5F45FB9237AD2A088.svg" xlink:type="simple" xlink:show="embed" xlink:actuate="onLoad" draw:mime-type="image/svg+xml">
            <text:p/>
          </draw:image>
          <draw:image xlink:href="Pictures/10000001000002F3000001EF36B943361DFC6CDF.png" xlink:type="simple" xlink:show="embed" xlink:actuate="onLoad" draw:mime-type="image/png"/>
        </draw:frame>
        <draw:custom-shape draw:style-name="gr1" draw:text-style-name="P1" draw:layer="layout" svg:width="9.399cm" svg:height="6.873cm" svg:x="0.985cm" svg:y="8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.304cm" svg:height="2.873cm" svg:x="2.534cm" svg:y="8.31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2.536cm" svg:height="0.823cm" svg:x="0.979cm" svg:y="12.014cm">
          <draw:text-box>
            <text:p text:style-name="P2"><text:span text:style-name="T1">Benutzer</text:span></text:p>
          </draw:text-box>
        </draw:frame>
        <draw:frame draw:style-name="gr4" draw:text-style-name="P5" draw:layer="layout" svg:width="7.212cm" svg:height="0.848cm" svg:x="2.808cm" svg:y="8.226cm">
          <draw:text-box>
            <text:p text:style-name="P10"><text:span text:style-name="T5">(</text:span><text:span text:style-name="T6">/</text:span><text:span text:style-name="T5"> (</text:span><text:span text:style-name="T6">*</text:span><text:span text:style-name="T7"> x y) z) =&gt; </text:span><text:span text:style-name="T1">(</text:span><text:span text:style-name="T2">/</text:span><text:span text:style-name="T1"> x (</text:span><text:span text:style-name="T2">*</text:span><text:span text:style-name="T1"> y z))</text:span></text:p>
          </draw:text-box>
        </draw:frame>
        <draw:custom-shape draw:style-name="gr5" draw:text-style-name="P7" draw:layer="layout" svg:width="1.185cm" svg:height="1.185cm" svg:x="1.552cm" svg:y="8.682cm">
          <text:p text:style-name="P6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975cm" svg:height="0.854cm" svg:x="7.479cm" svg:y="12.015cm">
          <draw:text-box>
            <text:p text:style-name="P2"><text:span text:style-name="T1">Applikation</text:span></text:p>
          </draw:text-box>
        </draw:frame>
        <draw:line draw:style-name="gr7" draw:text-style-name="P8" draw:layer="layout" svg:x1="3.525cm" svg:y1="11.4cm" svg:x2="7.441cm" svg:y2="11.4cm">
          <text:p/>
        </draw:line>
        <draw:frame draw:style-name="gr8" draw:text-style-name="P9" draw:layer="layout" svg:width="2.331cm" svg:height="2.331cm" svg:x="7.774cm" svg:y="9.917cm">
          <draw:image xlink:href="Pictures/10000181000001C2000001C21866A451CA4866A7.svg" xlink:type="simple" xlink:show="embed" xlink:actuate="onLoad" draw:mime-type="image/svg+xml">
            <text:p/>
          </draw:image>
          <draw:image xlink:href="Pictures/1000000100000015000000158F127AC99DA177EA.png" xlink:type="simple" xlink:show="embed" xlink:actuate="onLoad" draw:mime-type="image/png"/>
        </draw:frame>
        <draw:frame draw:style-name="gr12" draw:text-style-name="P8" draw:layer="layout" svg:width="2.098cm" svg:height="2.098cm" svg:x="1.222cm" svg:y="10.238cm">
          <draw:image xlink:href="Pictures/100000DE000001C2000001C2AE276B22ADD45365.svg" xlink:type="simple" xlink:show="embed" xlink:actuate="onLoad" draw:mime-type="image/svg+xml">
            <text:p/>
          </draw:image>
          <draw:image xlink:href="Pictures/1000000100000015000000152E937DC2B9645F6C.png" xlink:type="simple" xlink:show="embed" xlink:actuate="onLoad" draw:mime-type="image/png"/>
        </draw:frame>
        <draw:frame draw:style-name="gr8" draw:text-style-name="P9" draw:layer="layout" svg:width="2.331cm" svg:height="2.331cm" svg:x="7.775cm" svg:y="2.818cm">
          <draw:image xlink:href="Pictures/10000181000001C2000001C21866A451CA4866A7.svg" xlink:type="simple" xlink:show="embed" xlink:actuate="onLoad" draw:mime-type="image/svg+xml">
            <text:p/>
          </draw:image>
          <draw:image xlink:href="Pictures/1000000100000015000000158F127AC99DA177EA.png" xlink:type="simple" xlink:show="embed" xlink:actuate="onLoad" draw:mime-type="image/png"/>
        </draw:frame>
        <draw:frame draw:style-name="gr12" draw:text-style-name="P8" draw:layer="layout" svg:width="2.098cm" svg:height="2.098cm" svg:x="1.223cm" svg:y="3.139cm">
          <draw:image xlink:href="Pictures/100000DE000001C2000001C2AE276B22ADD45365.svg" xlink:type="simple" xlink:show="embed" xlink:actuate="onLoad" draw:mime-type="image/svg+xml">
            <text:p/>
          </draw:image>
          <draw:image xlink:href="Pictures/1000000100000015000000152E937DC2B9645F6C.png" xlink:type="simple" xlink:show="embed" xlink:actuate="onLoad" draw:mime-type="image/png"/>
        </draw:frame>
        <draw:frame draw:style-name="gr4" draw:text-style-name="P5" draw:layer="layout" svg:width="7.212cm" svg:height="0.848cm" svg:x="3.808cm" svg:y="10.426cm">
          <draw:text-box>
            <text:p text:style-name="P10"><text:span text:style-name="T5">(</text:span><text:span text:style-name="T6">*</text:span><text:span text:style-name="T7"> x 1) =&gt; </text:span><text:span text:style-name="T1">(x)</text:span></text:p>
          </draw:text-box>
        </draw:frame>
        <draw:frame draw:style-name="gr4" draw:text-style-name="P5" draw:layer="layout" svg:width="7.212cm" svg:height="0.848cm" svg:x="3.908cm" svg:y="9.626cm">
          <draw:text-box>
            <text:p text:style-name="P10"><text:span text:style-name="T5">(</text:span><text:span text:style-name="T6">/</text:span><text:span text:style-name="T7"> x x) =&gt; </text:span><text:span text:style-name="T1">(1)</text:span></text:p>
          </draw:text-box>
        </draw:frame>
        <draw:frame draw:style-name="gr4" draw:text-style-name="P5" draw:layer="layout" svg:width="7.212cm" svg:height="0.848cm" svg:x="3.808cm" svg:y="8.926cm">
          <draw:text-box>
            <text:p text:style-name="P10"><text:span text:style-name="T5">(</text:span><text:span text:style-name="T6">*</text:span><text:span text:style-name="T7"> x 2) =&gt; (</text:span><text:span text:style-name="T6">«</text:span><text:span text:style-name="T7"> x 1)</text:span></text:p>
          </draw:text-box>
        </draw:frame>
        <draw:frame draw:style-name="gr13" draw:text-style-name="P12" draw:layer="layout" svg:width="3.879cm" svg:height="0.806cm" svg:x="3.68cm" svg:y="12.015cm">
          <draw:text-box>
            <text:p text:style-name="P11"><text:span text:style-name="T8">Rewrite Rules</text:span></text:p>
          </draw:text-box>
        </draw:frame>
        <draw:frame draw:style-name="gr13" draw:text-style-name="P12" draw:layer="layout" svg:width="3.879cm" svg:height="0.806cm" svg:x="3.981cm" svg:y="4.915cm">
          <draw:text-box>
            <text:p text:style-name="P11"><text:span text:style-name="T8">Expression</text:span></text:p>
          </draw:text-box>
        </draw:frame>
        <draw:line draw:style-name="gr9" draw:text-style-name="P8" draw:layer="layout" svg:x1="10.11cm" svg:y1="11.499cm" svg:x2="14.026cm" svg:y2="11.499cm">
          <text:p/>
        </draw:line>
        <draw:line draw:style-name="gr9" draw:text-style-name="P8" draw:layer="layout" svg:x1="8.795cm" svg:y1="18.999cm" svg:x2="12.711cm" svg:y2="18.999cm">
          <text:p/>
        </draw:line>
        <draw:line draw:style-name="gr9" draw:text-style-name="P8" draw:layer="layout" svg:x1="13.579cm" svg:y1="12.733cm" svg:x2="9.346cm" svg:y2="16.103cm">
          <text:p/>
        </draw:line>
        <draw:frame draw:style-name="gr6" draw:text-style-name="P3" draw:layer="layout" svg:width="6.391cm" svg:height="0.854cm" svg:x="3.183cm" svg:y="21.1cm">
          <draw:text-box>
            <text:p text:style-name="P2"><text:span text:style-name="T1">Saturated E-Grap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2T20:40:46.006000000</meta:creation-date>
    <meta:generator>LibreOffice/7.6.2.1$Windows_X86_64 LibreOffice_project/56f7684011345957bbf33a7ee678afaf4d2ba333</meta:generator>
    <dc:date>2024-12-13T16:59:45.946000000</dc:date>
    <meta:editing-duration>PT1H21M55S</meta:editing-duration>
    <meta:editing-cycles>71</meta:editing-cycles>
    <meta:print-date>2024-12-13T16:58:35.978000000</meta:print-date>
    <meta:printed-by>PDF-Dateien</meta:printed-by>
    <meta:document-statistic meta:object-count="44"/>
  </office:meta>
</office:document-meta>
</file>